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Reuben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3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Philada March 23<text:span text:style-name="T2">rd</text:span><text:span text:style-name="T3"> 1891/</text:span></text:p>
      <text:p text:style-name="P3"><text:span text:style-name="T3">Rev. S. Morais./</text:span></text:p>
      <text:p text:style-name="P3"><text:span text:style-name="T3"><text:tab/>Respected Sir. <text:s/>Please find/ enclosed my donation (not as a member or to be a member)/ but to "The Alliance Fund" of which you made such a/ touching appeal in the synagogue on last Sabbath,/ (Saturday March 21</text:span><text:span text:style-name="T2">st</text:span><text:span text:style-name="T3"> 1891). <text:s/>Hoping your appeal may meet with/ hearty and generous responses, as well as speedy ones,/ which it richly deserves, is the sincere wish of one/ of your flock. <text:s/>Accept the enclosed mite with/ best wishes, and future success of the very/ charitable &amp; beneficent object it is intended for./ <text:s/>I Remain very Humbly yours./ <text:s/>Reuben Cohen/ 625 So. 17th S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3:08:20.29</meta:creation-date>
    <dc:date>2011-11-22T13:15:53.67</dc:date>
    <dc:creator>Penn Libraries</dc:creator>
    <meta:editing-duration>PT00H07M3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3" meta:word-count="270" meta:character-count="1871"/>
  </office:meta>
</office:document-meta>
</file>